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B таблички:</text:p>
      <text:p text:style-name="Standard"/>
      <text:p text:style-name="Standard">meta_info:</text:p>
      <text:p text:style-name="Standard"><text:tab/>id, field, value</text:p>
      <text:p text:style-name="Standard">(тук да държим неща като “forum name”, “slogon”, “forum_logo” и подобни)</text:p>
      <text:p text:style-name="Standard"/>
      <text:p text:style-name="Standard">forums:</text:p>
      <text:p text:style-name="Standard"><text:tab/>id, name, created_at</text:p>
      <text:p text:style-name="Standard"/>
      <text:p text:style-name="Standard">topics:</text:p>
      <text:p text:style-name="Standard"><text:tab/>id, title, created_at, creator_user_id, forum_id</text:p>
      <text:p text:style-name="Standard"/>
      <text:p text:style-name="Standard">posts:</text:p>
      <text:p text:style-name="Standard"><text:tab/>id, topic_id, user_id, body, created_at, (last_updated_at )</text:p>
      <text:p text:style-name="Standard"/>
      <text:p text:style-name="Standard">users:</text:p>
      <text:p text:style-name="Standard"><text:tab/>id, email, password, username, IM_infos( skype,icq,stuff...), avatar, user_type( admin, ordinary )</text:p>
      <text:p text:style-name="Standard"/>
      <text:p text:style-name="Standard">moderators:</text:p>
      <text:p text:style-name="Standard"><text:tab/>id, user_id, forum_id</text:p>
      <text:p text:style-name="Standard">(списък с модераторите за форумите)</text:p>
      <text:p text:style-name="Standard"/>
      <text:p text:style-name="Standard"/>
      <text:p text:style-name="Standard">Основни файлчета, с малко обяснение за фунционалноста им:</text:p>
      <text:p text:style-name="Standard"/>
      <text:p text:style-name="Standard">functions.php – да се набутат фунции от вида на “покажи мнение”, “покажи картинката на потребител с номер”. Изобщо, всичко което се очаква да използваме често.</text:p>
      <text:p text:style-name="Standard"/>
      <text:p text:style-name="Standard">topic.php[?id=_[&amp;p=_]] - показва тема с номер $_GET['id'], като от $_GET['p'] да зависи коя страница от темата да показва ( или да няма страници, да се исипва всичко на една? )</text:p>
      <text:p text:style-name="Standard"/>
      <text:p text:style-name="Standard">forum.php[?id=_] - показва списък с темите на форум-а.</text:p>
      <text:p text:style-name="Standard"/>
      <text:p text:style-name="Standard">user.php[?id=_] - малко информация за потребител. Ако потребителя е същия, като логнатия – възможност за промяна на разните детайли( пароли, имена, подобни )</text:p>
      <text:p text:style-name="Standard"/>
      <text:p text:style-name="Standard">post.php[?topic_id=_] - прозорче, в което да се пише/редактират постове. Дава му се в коя тема да се сложи, ако е нов. Но може би е по – добре с POST, не GET да се определя в коя тема?</text:p>
      <text:p text:style-name="Standard"/>
      <text:p text:style-name="Standard">register.php/login.php/logout.php – сещате се :)</text:p>
      <text:p text:style-name="Standard"/>
      <text:p text:style-name="Standard">admin.php – разни администратоски работи по форума... още нямам идея какво да има тук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29T23:16:46</meta:creation-date>
    <dc:date>2009-01-30T00:36:48</dc:date>
    <meta:editing-cycles>1</meta:editing-cycles>
    <meta:editing-duration>PT3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222" meta:character-count="1357"/>
  </office:meta>
</office:document-meta>
</file>